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409cm"/>
    </style:style>
    <style:style style:name="co4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8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3])" office:value-type="float" office:value="2">
            <text:p>2</text:p>
          </table:table-cell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4])" office:value-type="float" office:value="2">
            <text:p>2</text:p>
          </table:table-cell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5])"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7T00:59:51.53">
            <text:p>2021/5/17 0:59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7T00:59:51.53">
            <text:p>2021/5/17 0:59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4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25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26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27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28];list_of_ingredients;2;0)" office:value-type="string" office:string-value="E">
            <text:p>E</text:p>
          </table:table-cell>
          <table:table-cell table:style-name="Default" table:number-columns-repeated="5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17"/>
        <table:table-column table:style-name="co1" table:default-cell-style-name="ce24"/>
        <table:table-column table:style-name="co2" table:default-cell-style-name="ce25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-1:2</text:p>
          </table:table-cell>
          <table:table-cell table:style-name="ce20" office:value-type="string">
            <text:p>1:2</text:p>
          </table:table-cell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-1:2</text:p>
          </table:table-cell>
          <table:table-cell table:style-name="ce20" office:value-type="string">
            <text:p>1:2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-2:1</text:p>
          </table:table-cell>
          <table:table-cell table:style-name="ce20" office:value-type="string">
            <text:p>2:1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-1:2</text:p>
          </table:table-cell>
          <table:table-cell office:value-type="string">
            <text:p>1: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-2:2:3</text:p>
          </table:table-cell>
          <table:table-cell office:value-type="string">
            <text:p>2:2:3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-2:1</text:p>
          </table:table-cell>
          <table:table-cell office:value-type="string">
            <text:p>2:1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-1:2</text:p>
          </table:table-cell>
          <table:table-cell office:value-type="string">
            <text:p>1: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-1:2</text:p>
          </table:table-cell>
          <table:table-cell office:value-type="string">
            <text:p>1: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18" office:value-type="string">
            <text:p>CD-2: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7T00:59:49.23">
            <text:p>2021/5/17 0:59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7T00:59:49.23">
            <text:p>2021/5/17 0:59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4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25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26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27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28];list_of_ingredients;2;0)" office:value-type="string" office:string-value="E">
            <text:p>E</text:p>
          </table:table-cell>
          <table:table-cell table:style-name="Default" table:number-columns-repeated="5"/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named-expressions/>
      </table:table>
      <table:table table:name="1" table:style-name="ta1" table:print="false">
        <table:table-column table:style-name="co1" table:default-cell-style-name="ce27"/>
        <table:table-column table:style-name="co3" table:default-cell-style-name="ce28"/>
        <table:table-column table:style-name="co1" table:default-cell-style-name="ce27"/>
        <table:table-column table:style-name="co4" table:default-cell-style-name="ce31"/>
        <table:table-column table:style-name="co1" table:default-cell-style-name="ce28"/>
        <table:table-column table:style-name="co1" table:default-cell-style-name="ce32"/>
        <table:table-column table:style-name="co1" table:default-cell-style-name="ce27"/>
        <table:table-column table:style-name="co1" table:default-cell-style-name="ce33"/>
        <table:table-column table:style-name="co2" table:default-cell-style-name="ce34"/>
        <table:table-column table:style-name="co1" table:default-cell-style-name="ce10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string">
            <text:p>A</text:p>
          </table:table-cell>
          <table:table-cell office:value-type="string">
            <text:p>セージ</text:p>
          </table:table-cell>
          <table:table-cell table:style-name="ce26" office:value-type="string">
            <text:p>A</text:p>
          </table:table-cell>
          <table:table-cell table:style-name="ce29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string">
            <text:p>B</text:p>
          </table:table-cell>
          <table:table-cell office:value-type="string">
            <text:p>ディル</text:p>
          </table:table-cell>
          <table:table-cell table:style-name="ce26" office:value-type="string">
            <text:p>B</text:p>
          </table:table-cell>
          <table:table-cell table:style-name="ce30"/>
          <table:table-cell table:number-columns-repeated="2"/>
          <table:table-cell table:style-name="ce2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string">
            <text:p>C</text:p>
          </table:table-cell>
          <table:table-cell office:value-type="string">
            <text:p>オオバ</text:p>
          </table:table-cell>
          <table:table-cell table:style-name="ce26" office:value-type="string">
            <text:p>C</text:p>
          </table:table-cell>
          <table:table-cell table:style-name="ce30"/>
          <table:table-cell table:number-columns-repeated="2"/>
          <table:table-cell table:style-name="ce2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30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7T00:59:51.53">
            <text:p>2021/5/17 0:5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C$10" table:cell-range-address="$'1'.$B$2:.$C$10"/>
        <table:named-range table:name="entries_item" table:base-cell-address="$list.$C$20" table:cell-range-address="$list.$C$2:.$C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2021/05/17</text:date>, <text:time>00:59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17T00:59:51.43</dc:date>
    <dc:creator>iwabuchi ken</dc:creator>
    <meta:editing-duration>PT3H33M18S</meta:editing-duration>
    <meta:editing-cycles>51</meta:editing-cycles>
    <meta:generator>OpenOffice/4.1.3$Win32 OpenOffice.org_project/413m1$Build-9783</meta:generator>
    <meta:document-statistic meta:table-count="3" meta:cell-count="215" meta:object-count="0"/>
  </office:meta>
</office:document-meta>
</file>